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558c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c8102e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dddddd" draw:textarea-horizontal-align="center" draw:textarea-vertical-align="middl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5b6770" draw:textarea-horizontal-align="center" draw:textarea-vertical-align="middle"/>
    </style:style>
    <style:style style:name="P1" style:family="paragraph">
      <loext:graphic-properties draw:fill="solid" draw:fill-color="#00558c"/>
      <style:paragraph-properties fo:text-align="center"/>
    </style:style>
    <style:style style:name="P2" style:family="paragraph">
      <loext:graphic-properties draw:fill="solid" draw:fill-color="#c8102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5b677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174cm" svg:height="1.287cm" svg:x="2.414cm" svg:y="4.944cm" svg:viewBox="0 0 7175 1288" svg:d="M7080 1132c112-13 162-172-60-259-2083-826-5165-1048-6863-741-186 50-246 209 37 246 296 37 1047 98 2119 346 592 135 1037 334 1418 543 21 12 41 19 59 21h17c29-3 57-19 83-45 875-889 2981-87 3190-111z">
          <text:p/>
        </draw:path>
        <draw:path draw:style-name="gr2" draw:text-style-name="P2" draw:layer="layout" svg:width="9.856cm" svg:height="1.638cm" svg:x="0cm" svg:y="3.857cm" svg:viewBox="0 0 9857 1639" svg:d="M9685 1539l172-839c-3280-1000-6420-936-9725 236-73 26-124 83-132 137v28c10 60 84 106 257 81 505-74 2563-357 4399-371 1469-13 3255 310 4746 802 172 50 246 27 283-74z">
          <text:p/>
        </draw:path>
        <draw:path draw:style-name="gr3" draw:text-style-name="P3" draw:layer="layout" svg:width="5.656cm" svg:height="4.101cm" svg:x="5.135cm" svg:y="0.098cm" svg:viewBox="0 0 5657 4102" svg:d="M4292 0l-530 2500h-23l-728-2500h-2688l-235 1108h394l-482 2290c74 0 148 0 223 0 381 0 751 14 1135 51l505-2364h13l728 2512c714 111 1442 283 2180 505h13l860-4102z">
          <text:p/>
        </draw:path>
        <draw:path draw:style-name="gr3" draw:text-style-name="P3" draw:layer="layout" svg:width="4.744cm" svg:height="3.929cm" svg:x="0.311cm" svg:y="0cm" svg:viewBox="0 0 4745 3930" svg:d="M4716 1209c148-765-246-1209-1839-1209-1492 0-2315 370-2490 1183-50 209-37 481 125 653 407 444 2156 616 2315 852 37 50 50 98 37 172-61 295-431 380-752 380-209 0-333-50-418-147-74-98-87-246-50-455h-1600c-112 639-135 1208 1492 1292 801-198 1603-320 2389-381 346-209 542-491 616-824 74-357-24-566-148-691-407-444-2093-616-2291-838-37-37-37-111-37-172 37-199 246-320 579-320 199 0 347 24 445 98s135 209 98 418h1526z">
          <text:p/>
        </draw:path>
        <draw:path draw:style-name="gr4" draw:text-style-name="P4" draw:layer="layout" svg:width="4.966cm" svg:height="3.908cm" svg:x="10.516cm" svg:y="0.098cm" svg:viewBox="0 0 4967 3909" svg:d="M830 0h2784c936 0 1529 346 1307 1357-199 950-900 1294-1728 1294h-1283l-270 1258h-1640zM2077 1825h333c579 0 825-135 899-518 74-320-60-492-529-492h-492z">
          <text:p/>
        </draw:path>
        <draw:polygon draw:style-name="gr5" draw:text-style-name="P5" draw:layer="layout" svg:width="0.308cm" svg:height="0.369cm" svg:x="15.474cm" svg:y="0.111cm" svg:viewBox="0 0 309 370" draw:points="0,0 309,0 309,37 174,37 174,370 124,370 124,37 0,37">
          <text:p/>
        </draw:polygon>
        <draw:polygon draw:style-name="gr5" draw:text-style-name="P5" draw:layer="layout" svg:width="0.356cm" svg:height="0.369cm" svg:x="15.831cm" svg:y="0.101cm" svg:viewBox="0 0 357 370" draw:points="296,158 296,60 198,370 148,370 50,60 50,148 50,370 0,370 0,0 74,0 185,309 283,0 357,0 357,370 296,370">
          <text:p/>
        </draw:polygon>
        <draw:polygon draw:style-name="gr5" draw:text-style-name="P5" draw:layer="layout" svg:width="0.308cm" svg:height="0.369cm" svg:x="15.474cm" svg:y="0.111cm" svg:viewBox="0 0 309 370" draw:points="0,0 309,0 309,37 174,37 174,370 124,370 124,37 0,37">
          <text:p/>
        </draw:polygon>
        <draw:polygon draw:style-name="gr5" draw:text-style-name="P5" draw:layer="layout" svg:width="0.356cm" svg:height="0.369cm" svg:x="15.831cm" svg:y="0.101cm" svg:viewBox="0 0 357 370" draw:points="296,158 296,60 198,370 148,370 50,60 50,148 50,370 0,370 0,0 74,0 185,309 283,0 357,0 357,370 296,370">
          <text:p/>
        </draw:polyg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6cm" fo:margin-bottom="0.46cm" fo:margin-left="0.46cm" fo:margin-right="0.46cm" fo:page-width="16.19cm" fo:page-height="6.2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1T20:42:40.410000000</dc:date>
    <meta:editing-duration>PT15M40S</meta:editing-duration>
    <meta:editing-cycles>1</meta:editing-cycles>
    <meta:document-statistic meta:object-count="9"/>
    <meta:generator>LibreOffice/7.2.2.2$Windows_X86_64 LibreOffice_project/02b2acce88a210515b4a5bb2e46cbfb63fe97d56</meta:generator>
  </office:meta>
</office:document-meta>
</file>